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fo:language="fr" fo:country="FR" officeooo:rsid="0002c187" officeooo:paragraph-rsid="0002c187"/>
    </style:style>
    <style:style style:name="P2" style:family="paragraph" style:parent-style-name="Standard" style:list-style-name="L1">
      <style:paragraph-properties fo:text-align="start" style:justify-single-word="false"/>
      <style:text-properties fo:language="fr" fo:country="FR" officeooo:rsid="00041d21" officeooo:paragraph-rsid="00041d21"/>
    </style:style>
    <style:style style:name="P3" style:family="paragraph" style:parent-style-name="Standard" style:list-style-name="L1">
      <style:paragraph-properties fo:text-align="start" style:justify-single-word="false"/>
      <style:text-properties fo:language="fr" fo:country="FR" officeooo:rsid="0005d4e1" officeooo:paragraph-rsid="0005d4e1"/>
    </style:style>
    <style:style style:name="P4" style:family="paragraph" style:parent-style-name="Standard" style:list-style-name="L1">
      <style:paragraph-properties fo:text-align="start" style:justify-single-word="false"/>
      <style:text-properties fo:language="fr" fo:country="FR" officeooo:rsid="00066b6f" officeooo:paragraph-rsid="00066b6f"/>
    </style:style>
    <style:style style:name="P5" style:family="paragraph" style:parent-style-name="Standard" style:list-style-name="L1">
      <style:paragraph-properties fo:text-align="start" style:justify-single-word="false"/>
      <style:text-properties fo:language="fr" fo:country="FR" officeooo:rsid="0007e95f" officeooo:paragraph-rsid="0007e95f"/>
    </style:style>
    <style:style style:name="P6" style:family="paragraph" style:parent-style-name="Standard" style:list-style-name="L1">
      <style:paragraph-properties fo:text-align="start" style:justify-single-word="false"/>
      <style:text-properties fo:language="fr" fo:country="FR" officeooo:rsid="0008b543" officeooo:paragraph-rsid="0008b543"/>
    </style:style>
    <style:style style:name="P7" style:family="paragraph" style:parent-style-name="Standard" style:list-style-name="L1">
      <style:paragraph-properties fo:text-align="start" style:justify-single-word="false"/>
      <style:text-properties fo:language="fr" fo:country="FR" officeooo:rsid="000f3984" officeooo:paragraph-rsid="000f3984"/>
    </style:style>
    <style:style style:name="P8" style:family="paragraph" style:parent-style-name="Standard" style:list-style-name="L1">
      <style:paragraph-properties fo:text-align="start" style:justify-single-word="false"/>
      <style:text-properties fo:language="fr" fo:country="FR" officeooo:rsid="000f7ed2" officeooo:paragraph-rsid="000f7ed2"/>
    </style:style>
    <style:style style:name="P9" style:family="paragraph" style:parent-style-name="Standard" style:list-style-name="L1">
      <style:paragraph-properties fo:text-align="start" style:justify-single-word="false"/>
      <style:text-properties fo:language="fr" fo:country="FR" officeooo:rsid="0010e3a4" officeooo:paragraph-rsid="0010e3a4"/>
    </style:style>
    <style:style style:name="P10" style:family="paragraph" style:parent-style-name="Standard" style:list-style-name="L1">
      <style:paragraph-properties fo:text-align="start" style:justify-single-word="false"/>
      <style:text-properties fo:language="fr" fo:country="FR" officeooo:rsid="001233eb" officeooo:paragraph-rsid="001233eb"/>
    </style:style>
    <style:style style:name="P11" style:family="paragraph" style:parent-style-name="Standard" style:list-style-name="L1">
      <style:paragraph-properties fo:text-align="start" style:justify-single-word="false"/>
      <style:text-properties fo:language="fr" fo:country="FR" officeooo:rsid="00135c53" officeooo:paragraph-rsid="00135c53"/>
    </style:style>
    <style:style style:name="P12" style:family="paragraph" style:parent-style-name="Standard" style:list-style-name="L1">
      <style:paragraph-properties fo:text-align="start" style:justify-single-word="false"/>
      <style:text-properties fo:language="fr" fo:country="FR" officeooo:rsid="0016f127" officeooo:paragraph-rsid="0016f127"/>
    </style:style>
    <style:style style:name="P13" style:family="paragraph" style:parent-style-name="Standard" style:list-style-name="L1">
      <style:paragraph-properties fo:text-align="start" style:justify-single-word="false"/>
      <style:text-properties fo:language="fr" fo:country="FR" officeooo:rsid="0017d693" officeooo:paragraph-rsid="0017d693"/>
    </style:style>
    <style:style style:name="P14" style:family="paragraph" style:parent-style-name="Standard" style:list-style-name="L1">
      <style:paragraph-properties fo:text-align="start" style:justify-single-word="false"/>
      <style:text-properties fo:language="fr" fo:country="FR" officeooo:rsid="00194ddc" officeooo:paragraph-rsid="00194ddc"/>
    </style:style>
    <style:style style:name="P15" style:family="paragraph" style:parent-style-name="Standard">
      <style:paragraph-properties fo:text-align="center" style:justify-single-word="false"/>
      <style:text-properties fo:font-size="15pt" fo:language="fr" fo:country="FR" officeooo:rsid="0002c187" officeooo:paragraph-rsid="0002c187" style:font-size-asian="15pt" style:font-size-complex="15pt"/>
    </style:style>
    <style:style style:name="T1" style:family="text">
      <style:text-properties officeooo:rsid="00041d21"/>
    </style:style>
    <style:style style:name="T2" style:family="text">
      <style:text-properties officeooo:rsid="0008b543"/>
    </style:style>
    <style:style style:name="T3" style:family="text">
      <style:text-properties officeooo:rsid="000a6501"/>
    </style:style>
    <style:style style:name="T4" style:family="text">
      <style:text-properties officeooo:rsid="000d45fa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29f04"/>
    </style:style>
    <style:style style:name="T8" style:family="text">
      <style:text-properties style:text-underline-style="none" officeooo:rsid="00135c53"/>
    </style:style>
    <style:style style:name="T9" style:family="text">
      <style:text-properties style:text-underline-style="none" officeooo:rsid="0013a5ab"/>
    </style:style>
    <style:style style:name="T10" style:family="text">
      <style:text-properties style:text-underline-style="none" officeooo:rsid="0015a40a"/>
    </style:style>
    <style:style style:name="T11" style:family="text">
      <style:text-properties style:text-underline-style="none" officeooo:rsid="00175b6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Histoire Spatiale</text:p>
      <text:list xml:id="list4043662487" text:style-name="L1">
        <text:list-item>
          <text:p text:style-name="P1">Le missile V2 Allemand atteint l’altitude frontière entre <text:span text:style-name="T2">l’Espace et l’atmosphère</text:span> – 20 juin 1944</text:p>
        </text:list-item>
        <text:list-item>
          <text:p text:style-name="P1">Le premier satellite <text:span text:style-name="T1">artificiel atteint l’</text:span><text:span text:style-name="T3">E</text:span><text:span text:style-name="T1">space grâce aux Russe – 4 Octobre 1957</text:span></text:p>
        </text:list-item>
        <text:list-item>
          <text:p text:style-name="P2">Première animal en orbite autour de la Terre, la chienne russe Laïka après quelques heures après le départ. – 3 Novembre 1957</text:p>
        </text:list-item>
        <text:list-item>
          <text:p text:style-name="P3">Création de la NASA le 29 Juillet 1958</text:p>
        </text:list-item>
        <text:list-item>
          <text:p text:style-name="P3">Premier survol de la Lune par une sonde Russe – 4 Janvier 1959</text:p>
        </text:list-item>
        <text:list-item>
          <text:p text:style-name="P4">Premier Homme dans l’espace, le Russe Youri Gagarine – 12 Janvier 1951</text:p>
        </text:list-item>
        <text:list-item>
          <text:p text:style-name="P5">Premier survol d’une autre planète, une sonde Américaine survol Vénus – 14 Décembre 1952</text:p>
        </text:list-item>
        <text:list-item>
          <text:p text:style-name="P6">Première sortie d’un Homme dans l’Espace <text:span text:style-name="T4">par le Russe Alexei Leonov – 18 Mars 1965<text:tab/></text:span></text:p>
        </text:list-item>
        <text:list-item>
          <text:p text:style-name="P7">Premier Survol et image de Mars par la sonde Américaine <text:span text:style-name="T5">Mariner 4 </text:span><text:span text:style-name="T6"><text:s/>– 14 Juillet 1965</text:span></text:p>
        </text:list-item>
        <text:list-item>
          <text:p text:style-name="P8"><text:span text:style-name="T6">Premier atterrissage d’un objet artificiel sur un autre corps que la Terre, la sonde Russe </text:span><text:span text:style-name="T5">Luna 9 </text:span><text:span text:style-name="T6">se pose sur la Lune – 3 Février 1966</text:span></text:p>
        </text:list-item>
        <text:list-item>
          <text:p text:style-name="P9"><text:span text:style-name="T6">Premier objet artificiel sur la surface d’une autre planète, la sonde Russe </text:span><text:span text:style-name="T5">Venera 4</text:span><text:span text:style-name="T6"> analyse l’atmosphère de Vénus jusqu’à 25 km au-dessus du sol avant de se crasher – </text:span><text:span text:style-name="T8">18 Octobre 1967</text:span></text:p>
        </text:list-item>
        <text:list-item>
          <text:p text:style-name="P10"><text:span text:style-name="T6">Premier Homme en orbite autour de la Lune, les américains de la mission </text:span><text:span text:style-name="T5">Apollo 8</text:span><text:span text:style-name="T6">. </text:span><text:span text:style-name="T7">Première vue d’un lever de Terre – </text:span><text:span text:style-name="T8">24 Décembre 19</text:span><text:span text:style-name="T9">6</text:span><text:span text:style-name="T8">8</text:span></text:p>
        </text:list-item>
        <text:list-item>
          <text:p text:style-name="P12"><text:span text:style-name="T8">P</text:span><text:span text:style-name="T6">remier Hommes sur la Lune par les Américains Neil Amstrong et Buzz Aldrin – 21 Juillet 1969</text:span></text:p>
        </text:list-item>
        <text:list-item>
          <text:p text:style-name="P11"><text:span text:style-name="T7">P</text:span><text:span text:style-name="T6">remier atterrissage extra-terrestre, la sonde Russe </text:span><text:span text:style-name="T5">Venera 7</text:span><text:span text:style-name="T6"> se pose sur Venus – </text:span><text:span text:style-name="T10">15 Décembre 1970</text:span></text:p>
        </text:list-item>
        <text:list-item>
          <text:p text:style-name="P12"><text:span text:style-name="T10">P</text:span><text:span text:style-name="T6">remière sonde opérationnel à se poser sur Mars </text:span><text:span text:style-name="T11">par la sonde Américain Viking 1 – 20 Juillet 1976</text:span></text:p>
        </text:list-item>
        <text:list-item>
          <text:p text:style-name="P13"><text:span text:style-name="T11">P</text:span><text:span text:style-name="T6">remier Français dans l’Espace, Jean-Loup Chrétien – 24 Juin 1982</text:span></text:p>
        </text:list-item>
        <text:list-item>
          <text:p text:style-name="P14"><text:span text:style-name="T6">L’ISS devient opérante, premier projet Américain et Russe, il rallie aussi l’Union Européenne – 31 Octobre 2000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8T17:49:19.487932748</meta:creation-date>
    <dc:date>2021-07-08T18:31:04.758152318</dc:date>
    <meta:editing-duration>PT41M34S</meta:editing-duration>
    <meta:editing-cycles>24</meta:editing-cycles>
    <meta:generator>LibreOffice/7.0.4.2$Linux_X86_64 LibreOffice_project/00$Build-2</meta:generator>
    <meta:document-statistic meta:table-count="0" meta:image-count="0" meta:object-count="0" meta:page-count="1" meta:paragraph-count="18" meta:word-count="292" meta:character-count="1675" meta:non-whitespace-character-count="1400"/>
  </office:meta>
</office:document-meta>
</file>